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text>min</mtext>
      <mrow>
        <mo fence="true" stretchy="true">(</mo>
        <mrow>
          <mrow>
            <mo fence="true" stretchy="true">|</mo>
            <mrow>
              <mrow>
                <mrow>
                  <mo fence="true" stretchy="true">(</mo>
                  <mrow>
                    <mtable>
                      <mtr>
                        <mtd>
                          <msub>
                            <mi>x</mi>
                            <mi mathvariant="italic">vbox</mi>
                          </msub>
                        </mtd>
                      </mtr>
                      <mtr>
                        <mtd>
                          <msub>
                            <mi>y</mi>
                            <mi mathvariant="italic">vbox</mi>
                          </msub>
                        </mtd>
                      </mtr>
                    </mtable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table>
                      <mtr>
                        <mtd>
                          <msub>
                            <mi>x</mi>
                            <mi>i</mi>
                          </msub>
                        </mtd>
                      </mtr>
                      <mtr>
                        <mtd>
                          <msub>
                            <mi>y</mi>
                            <mi>i</mi>
                          </msub>
                        </mtd>
                      </mtr>
                    </mtable>
                  </mrow>
                  <mo fence="true" stretchy="true">)</mo>
                </mrow>
              </mrow>
            </mrow>
            <mo fence="true" stretchy="true">|</mo>
          </mrow>
        </mrow>
        <mo fence="true" stretchy="true">)</mo>
      </mrow>
    </mrow>
    <annotation encoding="StarMath 5.0"> "min" left ( abs{ left ( binom{x_vbox}{y_vbox} right )  - left ( binom{x_i}{y_i} right )   } 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11-27T10:42:26.766814304</meta:creation-date>
    <dc:date>2015-11-27T10:59:48.290902693</dc:date>
    <dc:creator>Chris </dc:creator>
    <meta:editing-duration>PT17M22S</meta:editing-duration>
    <meta:editing-cycles>1</meta:editing-cycles>
    <meta:generator>LibreOffice/4.4.3.2$Linux_X86_64 LibreOffice_project/40m0$Build-2</meta:generator>
  </office:meta>
</office:document-meta>
</file>